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209944" text:style-name="L1">
        <text:list-item>
          <text:p text:style-name="P1"><text:a xlink:type="simple" xlink:href="http://hu.wikipedia.org/wiki/QuickTime">http://hu.wikipedia.org/wiki/QuickTime</text:a> – Apple QuickTime videó és hangformátumok ismertetése</text:p>
        </text:list-item>
        <text:list-item>
          <text:p text:style-name="P1"><text:a xlink:type="simple" xlink:href="http://developer.apple.com/quicktime/download/">http://developer.apple.com/quicktime/download/</text:a> - Apple QuickTime SDK for Windows letöltési oldala</text:p>
        </text:list-item>
        <text:list-item>
          <text:p text:style-name="P1"><text:a xlink:type="simple" xlink:href="http://developer.apple.com/mac/library/documentation/QuickTime/QTFF/QTFFPreface/qtffPreface.html">http://developer.apple.com/mac/library/documentation/QuickTime/QTFF/QTFFPreface/qtffPreface.html</text:a> - QuickTime fájl formátum specifikáció</text:p>
        </text:list-item>
        <text:list-item>
          <text:p text:style-name="P1"><text:a xlink:type="simple" xlink:href="http://pixinfo.com/cikkek/fotoelmelet_antialiasing">http://pixinfo.com/cikkek/fotoelmelet_antialiasing</text:a> - Fotóelmélet: Aliasing, anti-aliasing, moir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4T13:04:48.93</meta:creation-date>
    <dc:date>2010-10-19T19:10:32.73</dc:date>
    <meta:editing-duration>PT00H05M30S</meta:editing-duration>
    <meta:editing-cycles>4</meta:editing-cycles>
    <meta:generator>OpenOffice.org/3.2$Win32 OpenOffice.org_project/320m12$Build-9483</meta:generator>
    <meta:document-statistic meta:table-count="0" meta:image-count="0" meta:object-count="0" meta:page-count="1" meta:paragraph-count="4" meta:word-count="33" meta:character-count="424"/>
    <dc:creator>Zoltán Sümegi</dc:creator>
  </office:meta>
</office:document-meta>
</file>